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.248" calcext:value-type="float">
            <text:p>2.248</text:p>
          </table:table-cell>
          <table:table-cell office:value-type="float" office:value="1.173093" calcext:value-type="float">
            <text:p>1.173093</text:p>
          </table:table-cell>
        </table:table-row>
        <table:table-row table:style-name="ro1">
          <table:table-cell office:value-type="float" office:value="2.303" calcext:value-type="float">
            <text:p>2.303</text:p>
          </table:table-cell>
          <table:table-cell office:value-type="float" office:value="1.183804" calcext:value-type="float">
            <text:p>1.183804</text:p>
          </table:table-cell>
        </table:table-row>
        <table:table-row table:style-name="ro1">
          <table:table-cell office:value-type="float" office:value="2.349" calcext:value-type="float">
            <text:p>2.349</text:p>
          </table:table-cell>
          <table:table-cell office:value-type="float" office:value="1.165038" calcext:value-type="float">
            <text:p>1.16503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186064" calcext:value-type="float">
            <text:p>1.186064</text:p>
          </table:table-cell>
        </table:table-row>
        <table:table-row table:style-name="ro1">
          <table:table-cell office:value-type="float" office:value="2.449" calcext:value-type="float">
            <text:p>2.449</text:p>
          </table:table-cell>
          <table:table-cell office:value-type="float" office:value="1.171375" calcext:value-type="float">
            <text:p>1.171375</text:p>
          </table:table-cell>
        </table:table-row>
        <table:table-row table:style-name="ro1">
          <table:table-cell office:value-type="float" office:value="2.497" calcext:value-type="float">
            <text:p>2.497</text:p>
          </table:table-cell>
          <table:table-cell office:value-type="float" office:value="1.193597" calcext:value-type="float">
            <text:p>1.193597</text:p>
          </table:table-cell>
        </table:table-row>
        <table:table-row table:style-name="ro1">
          <table:table-cell office:value-type="float" office:value="2.549" calcext:value-type="float">
            <text:p>2.549</text:p>
          </table:table-cell>
          <table:table-cell office:value-type="float" office:value="1.184035" calcext:value-type="float">
            <text:p>1.184035</text:p>
          </table:table-cell>
        </table:table-row>
        <table:table-row table:style-name="ro1">
          <table:table-cell office:value-type="float" office:value="2.598" calcext:value-type="float">
            <text:p>2.598</text:p>
          </table:table-cell>
          <table:table-cell office:value-type="float" office:value="1.180205" calcext:value-type="float">
            <text:p>1.180205</text:p>
          </table:table-cell>
        </table:table-row>
        <table:table-row table:style-name="ro1">
          <table:table-cell office:value-type="float" office:value="2.647" calcext:value-type="float">
            <text:p>2.647</text:p>
          </table:table-cell>
          <table:table-cell office:value-type="float" office:value="1.170998" calcext:value-type="float">
            <text:p>1.170998</text:p>
          </table:table-cell>
        </table:table-row>
        <table:table-row table:style-name="ro1">
          <table:table-cell office:value-type="float" office:value="2.701" calcext:value-type="float">
            <text:p>2.701</text:p>
          </table:table-cell>
          <table:table-cell office:value-type="float" office:value="1.189977" calcext:value-type="float">
            <text:p>1.189977</text:p>
          </table:table-cell>
        </table:table-row>
        <table:table-row table:style-name="ro1">
          <table:table-cell office:value-type="float" office:value="2.749" calcext:value-type="float">
            <text:p>2.749</text:p>
          </table:table-cell>
          <table:table-cell office:value-type="float" office:value="1.208663" calcext:value-type="float">
            <text:p>1.208663</text:p>
          </table:table-cell>
        </table:table-row>
        <table:table-row table:style-name="ro1">
          <table:table-cell office:value-type="float" office:value="2.798" calcext:value-type="float">
            <text:p>2.798</text:p>
          </table:table-cell>
          <table:table-cell office:value-type="float" office:value="1.237665" calcext:value-type="float">
            <text:p>1.237665</text:p>
          </table:table-cell>
        </table:table-row>
        <table:table-row table:style-name="ro1">
          <table:table-cell office:value-type="float" office:value="2.847" calcext:value-type="float">
            <text:p>2.847</text:p>
          </table:table-cell>
          <table:table-cell office:value-type="float" office:value="1.238846" calcext:value-type="float">
            <text:p>1.238846</text:p>
          </table:table-cell>
        </table:table-row>
        <table:table-row table:style-name="ro1">
          <table:table-cell office:value-type="float" office:value="2.898" calcext:value-type="float">
            <text:p>2.898</text:p>
          </table:table-cell>
          <table:table-cell office:value-type="float" office:value="1.22666" calcext:value-type="float">
            <text:p>1.22666</text:p>
          </table:table-cell>
        </table:table-row>
        <table:table-row table:style-name="ro1">
          <table:table-cell office:value-type="float" office:value="2.948" calcext:value-type="float">
            <text:p>2.948</text:p>
          </table:table-cell>
          <table:table-cell office:value-type="float" office:value="1.187598" calcext:value-type="float">
            <text:p>1.1875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21742" calcext:value-type="float">
            <text:p>1.221742</text:p>
          </table:table-cell>
        </table:table-row>
        <table:table-row table:style-name="ro1">
          <table:table-cell office:value-type="float" office:value="3.047" calcext:value-type="float">
            <text:p>3.047</text:p>
          </table:table-cell>
          <table:table-cell office:value-type="float" office:value="1.190504" calcext:value-type="float">
            <text:p>1.190504</text:p>
          </table:table-cell>
        </table:table-row>
        <table:table-row table:style-name="ro1">
          <table:table-cell office:value-type="float" office:value="3.099" calcext:value-type="float">
            <text:p>3.099</text:p>
          </table:table-cell>
          <table:table-cell office:value-type="float" office:value="1.225235" calcext:value-type="float">
            <text:p>1.225235</text:p>
          </table:table-cell>
        </table:table-row>
        <table:table-row table:style-name="ro1">
          <table:table-cell office:value-type="float" office:value="3.148" calcext:value-type="float">
            <text:p>3.148</text:p>
          </table:table-cell>
          <table:table-cell office:value-type="float" office:value="1.20452" calcext:value-type="float">
            <text:p>1.20452</text:p>
          </table:table-cell>
        </table:table-row>
        <table:table-row table:style-name="ro1">
          <table:table-cell office:value-type="float" office:value="3.199" calcext:value-type="float">
            <text:p>3.199</text:p>
          </table:table-cell>
          <table:table-cell office:value-type="float" office:value="1.227655" calcext:value-type="float">
            <text:p>1.227655</text:p>
          </table:table-cell>
        </table:table-row>
        <table:table-row table:style-name="ro1">
          <table:table-cell office:value-type="float" office:value="3.248" calcext:value-type="float">
            <text:p>3.248</text:p>
          </table:table-cell>
          <table:table-cell office:value-type="float" office:value="1.260186" calcext:value-type="float">
            <text:p>1.260186</text:p>
          </table:table-cell>
        </table:table-row>
        <table:table-row table:style-name="ro1">
          <table:table-cell office:value-type="float" office:value="3.298" calcext:value-type="float">
            <text:p>3.298</text:p>
          </table:table-cell>
          <table:table-cell office:value-type="float" office:value="1.300979" calcext:value-type="float">
            <text:p>1.300979</text:p>
          </table:table-cell>
        </table:table-row>
        <table:table-row table:style-name="ro1">
          <table:table-cell office:value-type="float" office:value="3.348" calcext:value-type="float">
            <text:p>3.348</text:p>
          </table:table-cell>
          <table:table-cell office:value-type="float" office:value="1.285483" calcext:value-type="float">
            <text:p>1.285483</text:p>
          </table:table-cell>
        </table:table-row>
        <table:table-row table:style-name="ro1">
          <table:table-cell office:value-type="float" office:value="3.397" calcext:value-type="float">
            <text:p>3.397</text:p>
          </table:table-cell>
          <table:table-cell office:value-type="float" office:value="1.294732" calcext:value-type="float">
            <text:p>1.294732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.277885" calcext:value-type="float">
            <text:p>1.277885</text:p>
          </table:table-cell>
        </table:table-row>
        <table:table-row table:style-name="ro1">
          <table:table-cell office:value-type="float" office:value="3.498" calcext:value-type="float">
            <text:p>3.498</text:p>
          </table:table-cell>
          <table:table-cell office:value-type="float" office:value="1.25838" calcext:value-type="float">
            <text:p>1.25838</text:p>
          </table:table-cell>
        </table:table-row>
        <table:table-row table:style-name="ro1">
          <table:table-cell office:value-type="float" office:value="3.547" calcext:value-type="float">
            <text:p>3.547</text:p>
          </table:table-cell>
          <table:table-cell office:value-type="float" office:value="1.287382" calcext:value-type="float">
            <text:p>1.287382</text:p>
          </table:table-cell>
        </table:table-row>
        <table:table-row table:style-name="ro1">
          <table:table-cell office:value-type="float" office:value="3.601" calcext:value-type="float">
            <text:p>3.601</text:p>
          </table:table-cell>
          <table:table-cell office:value-type="float" office:value="1.308098" calcext:value-type="float">
            <text:p>1.308098</text:p>
          </table:table-cell>
        </table:table-row>
        <table:table-row table:style-name="ro1">
          <table:table-cell office:value-type="float" office:value="3.647" calcext:value-type="float">
            <text:p>3.647</text:p>
          </table:table-cell>
          <table:table-cell office:value-type="float" office:value="1.291525" calcext:value-type="float">
            <text:p>1.291525</text:p>
          </table:table-cell>
        </table:table-row>
        <table:table-row table:style-name="ro1">
          <table:table-cell office:value-type="float" office:value="3.697" calcext:value-type="float">
            <text:p>3.697</text:p>
          </table:table-cell>
          <table:table-cell office:value-type="float" office:value="1.332957" calcext:value-type="float">
            <text:p>1.332957</text:p>
          </table:table-cell>
        </table:table-row>
        <table:table-row table:style-name="ro1">
          <table:table-cell office:value-type="float" office:value="3.747" calcext:value-type="float">
            <text:p>3.747</text:p>
          </table:table-cell>
          <table:table-cell office:value-type="float" office:value="1.372821" calcext:value-type="float">
            <text:p>1.372821</text:p>
          </table:table-cell>
        </table:table-row>
        <table:table-row table:style-name="ro1">
          <table:table-cell office:value-type="float" office:value="3.799" calcext:value-type="float">
            <text:p>3.799</text:p>
          </table:table-cell>
          <table:table-cell office:value-type="float" office:value="1.345386" calcext:value-type="float">
            <text:p>1.345386</text:p>
          </table:table-cell>
        </table:table-row>
        <table:table-row table:style-name="ro1">
          <table:table-cell office:value-type="float" office:value="3.848" calcext:value-type="float">
            <text:p>3.848</text:p>
          </table:table-cell>
          <table:table-cell office:value-type="float" office:value="1.361959" calcext:value-type="float">
            <text:p>1.361959</text:p>
          </table:table-cell>
        </table:table-row>
        <table:table-row table:style-name="ro1">
          <table:table-cell office:value-type="float" office:value="3.899" calcext:value-type="float">
            <text:p>3.899</text:p>
          </table:table-cell>
          <table:table-cell office:value-type="float" office:value="1.356563" calcext:value-type="float">
            <text:p>1.356563</text:p>
          </table:table-cell>
        </table:table-row>
        <table:table-row table:style-name="ro1">
          <table:table-cell office:value-type="float" office:value="3.949" calcext:value-type="float">
            <text:p>3.949</text:p>
          </table:table-cell>
          <table:table-cell office:value-type="float" office:value="1.355154" calcext:value-type="float">
            <text:p>1.355154</text:p>
          </table:table-cell>
        </table:table-row>
        <table:table-row table:style-name="ro1">
          <table:table-cell office:value-type="float" office:value="3.999" calcext:value-type="float">
            <text:p>3.999</text:p>
          </table:table-cell>
          <table:table-cell office:value-type="float" office:value="1.356882" calcext:value-type="float">
            <text:p>1.356882</text:p>
          </table:table-cell>
        </table:table-row>
        <table:table-row table:style-name="ro1">
          <table:table-cell office:value-type="float" office:value="4.049" calcext:value-type="float">
            <text:p>4.049</text:p>
          </table:table-cell>
          <table:table-cell office:value-type="float" office:value="1.386817" calcext:value-type="float">
            <text:p>1.386817</text:p>
          </table:table-cell>
        </table:table-row>
        <table:table-row table:style-name="ro1">
          <table:table-cell office:value-type="float" office:value="4.098" calcext:value-type="float">
            <text:p>4.098</text:p>
          </table:table-cell>
          <table:table-cell office:value-type="float" office:value="1.384032" calcext:value-type="float">
            <text:p>1.384032</text:p>
          </table:table-cell>
        </table:table-row>
        <table:table-row table:style-name="ro1">
          <table:table-cell office:value-type="float" office:value="4.151" calcext:value-type="float">
            <text:p>4.151</text:p>
          </table:table-cell>
          <table:table-cell office:value-type="float" office:value="1.400416" calcext:value-type="float">
            <text:p>1.400416</text:p>
          </table:table-cell>
        </table:table-row>
        <table:table-row table:style-name="ro1">
          <table:table-cell office:value-type="float" office:value="4.199" calcext:value-type="float">
            <text:p>4.199</text:p>
          </table:table-cell>
          <table:table-cell office:value-type="float" office:value="1.408172" calcext:value-type="float">
            <text:p>1.408172</text:p>
          </table:table-cell>
        </table:table-row>
        <table:table-row table:style-name="ro1">
          <table:table-cell office:value-type="float" office:value="4.247" calcext:value-type="float">
            <text:p>4.247</text:p>
          </table:table-cell>
          <table:table-cell office:value-type="float" office:value="1.45725" calcext:value-type="float">
            <text:p>1.45725</text:p>
          </table:table-cell>
        </table:table-row>
        <table:table-row table:style-name="ro1">
          <table:table-cell office:value-type="float" office:value="4.297" calcext:value-type="float">
            <text:p>4.297</text:p>
          </table:table-cell>
          <table:table-cell office:value-type="float" office:value="1.440834" calcext:value-type="float">
            <text:p>1.440834</text:p>
          </table:table-cell>
        </table:table-row>
        <table:table-row table:style-name="ro1">
          <table:table-cell office:value-type="float" office:value="4.348" calcext:value-type="float">
            <text:p>4.348</text:p>
          </table:table-cell>
          <table:table-cell office:value-type="float" office:value="1.45725" calcext:value-type="float">
            <text:p>1.45725</text:p>
          </table:table-cell>
        </table:table-row>
        <table:table-row table:style-name="ro1">
          <table:table-cell office:value-type="float" office:value="4.397" calcext:value-type="float">
            <text:p>4.397</text:p>
          </table:table-cell>
          <table:table-cell office:value-type="float" office:value="1.478102" calcext:value-type="float">
            <text:p>1.478102</text:p>
          </table:table-cell>
        </table:table-row>
        <table:table-row table:style-name="ro1">
          <table:table-cell office:value-type="float" office:value="4.447" calcext:value-type="float">
            <text:p>4.447</text:p>
          </table:table-cell>
          <table:table-cell office:value-type="float" office:value="1.52354" calcext:value-type="float">
            <text:p>1.52354</text:p>
          </table:table-cell>
        </table:table-row>
        <table:table-row table:style-name="ro1">
          <table:table-cell office:value-type="float" office:value="4.498" calcext:value-type="float">
            <text:p>4.498</text:p>
          </table:table-cell>
          <table:table-cell office:value-type="float" office:value="1.531827" calcext:value-type="float">
            <text:p>1.531827</text:p>
          </table:table-cell>
        </table:table-row>
        <table:table-row table:style-name="ro1">
          <table:table-cell office:value-type="float" office:value="4.548" calcext:value-type="float">
            <text:p>4.548</text:p>
          </table:table-cell>
          <table:table-cell office:value-type="float" office:value="1.520059" calcext:value-type="float">
            <text:p>1.520059</text:p>
          </table:table-cell>
        </table:table-row>
        <table:table-row table:style-name="ro1">
          <table:table-cell office:value-type="float" office:value="4.596" calcext:value-type="float">
            <text:p>4.596</text:p>
          </table:table-cell>
          <table:table-cell office:value-type="float" office:value="1.60226" calcext:value-type="float">
            <text:p>1.60226</text:p>
          </table:table-cell>
        </table:table-row>
        <table:table-row table:style-name="ro1">
          <table:table-cell office:value-type="float" office:value="4.648" calcext:value-type="float">
            <text:p>4.648</text:p>
          </table:table-cell>
          <table:table-cell office:value-type="float" office:value="1.617514" calcext:value-type="float">
            <text:p>1.617514</text:p>
          </table:table-cell>
        </table:table-row>
        <table:table-row table:style-name="ro1">
          <table:table-cell office:value-type="float" office:value="4.696" calcext:value-type="float">
            <text:p>4.696</text:p>
          </table:table-cell>
          <table:table-cell office:value-type="float" office:value="1.589829" calcext:value-type="float">
            <text:p>1.589829</text:p>
          </table:table-cell>
        </table:table-row>
        <table:table-row table:style-name="ro1">
          <table:table-cell office:value-type="float" office:value="4.747" calcext:value-type="float">
            <text:p>4.747</text:p>
          </table:table-cell>
          <table:table-cell office:value-type="float" office:value="1.607339" calcext:value-type="float">
            <text:p>1.607339</text:p>
          </table:table-cell>
        </table:table-row>
        <table:table-row table:style-name="ro1">
          <table:table-cell office:value-type="float" office:value="4.798" calcext:value-type="float">
            <text:p>4.798</text:p>
          </table:table-cell>
          <table:table-cell office:value-type="float" office:value="1.601695" calcext:value-type="float">
            <text:p>1.601695</text:p>
          </table:table-cell>
        </table:table-row>
        <table:table-row table:style-name="ro1">
          <table:table-cell office:value-type="float" office:value="4.847" calcext:value-type="float">
            <text:p>4.847</text:p>
          </table:table-cell>
          <table:table-cell office:value-type="float" office:value="1.61281" calcext:value-type="float">
            <text:p>1.6128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.50678" calcext:value-type="float">
            <text:p>1.50678</text:p>
          </table:table-cell>
        </table:table-row>
        <table:table-row table:style-name="ro1">
          <table:table-cell office:value-type="float" office:value="4.948" calcext:value-type="float">
            <text:p>4.948</text:p>
          </table:table-cell>
          <table:table-cell office:value-type="float" office:value="1.443662" calcext:value-type="float">
            <text:p>1.443662</text:p>
          </table:table-cell>
        </table:table-row>
        <table:table-row table:style-name="ro1">
          <table:table-cell office:value-type="float" office:value="4.997" calcext:value-type="float">
            <text:p>4.997</text:p>
          </table:table-cell>
          <table:table-cell office:value-type="float" office:value="1.34049" calcext:value-type="float">
            <text:p>1.34049</text:p>
          </table:table-cell>
        </table:table-row>
        <table:table-row table:style-name="ro1">
          <table:table-cell office:value-type="float" office:value="5.047" calcext:value-type="float">
            <text:p>5.047</text:p>
          </table:table-cell>
          <table:table-cell office:value-type="float" office:value="1.212429" calcext:value-type="float">
            <text:p>1.212429</text:p>
          </table:table-cell>
        </table:table-row>
        <table:table-row table:style-name="ro1">
          <table:table-cell office:value-type="float" office:value="5.099" calcext:value-type="float">
            <text:p>5.099</text:p>
          </table:table-cell>
          <table:table-cell office:value-type="float" office:value="0.946002" calcext:value-type="float">
            <text:p>0.946002</text:p>
          </table:table-cell>
        </table:table-row>
        <table:table-row table:style-name="ro1">
          <table:table-cell office:value-type="float" office:value="5.149" calcext:value-type="float">
            <text:p>5.149</text:p>
          </table:table-cell>
          <table:table-cell office:value-type="float" office:value="0.475558" calcext:value-type="float">
            <text:p>0.475558</text:p>
          </table:table-cell>
        </table:table-row>
        <table:table-row table:style-name="ro1">
          <table:table-cell office:value-type="float" office:value="5.198" calcext:value-type="float">
            <text:p>5.198</text:p>
          </table:table-cell>
          <table:table-cell office:value-type="float" office:value="0.228838" calcext:value-type="float">
            <text:p>0.228838</text:p>
          </table:table-cell>
        </table:table-row>
        <table:table-row table:style-name="ro1">
          <table:table-cell office:value-type="float" office:value="5.247" calcext:value-type="float">
            <text:p>5.247</text:p>
          </table:table-cell>
          <table:table-cell office:value-type="float" office:value="0.110721" calcext:value-type="float">
            <text:p>0.110721</text:p>
          </table:table-cell>
        </table:table-row>
        <table:table-row table:style-name="ro1">
          <table:table-cell office:value-type="float" office:value="5.298" calcext:value-type="float">
            <text:p>5.298</text:p>
          </table:table-cell>
          <table:table-cell office:value-type="float" office:value="0.017029" calcext:value-type="float">
            <text:p>0.017029</text:p>
          </table:table-cell>
        </table:table-row>
        <table:table-row table:style-name="ro1">
          <table:table-cell office:value-type="float" office:value="5.348" calcext:value-type="float">
            <text:p>5.348</text:p>
          </table:table-cell>
          <table:table-cell office:value-type="float" office:value="0.004415" calcext:value-type="float">
            <text:p>0.004415</text:p>
          </table:table-cell>
        </table:table-row>
        <table:table-row table:style-name="ro1">
          <table:table-cell office:value-type="float" office:value="5.397" calcext:value-type="float">
            <text:p>5.397</text:p>
          </table:table-cell>
          <table:table-cell office:value-type="float" office:value="0.002066" calcext:value-type="float">
            <text:p>0.002066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004378" calcext:value-type="float">
            <text:p>0.004378</text:p>
          </table:table-cell>
        </table:table-row>
        <table:table-row table:style-name="ro1">
          <table:table-cell office:value-type="float" office:value="5.501" calcext:value-type="float">
            <text:p>5.501</text:p>
          </table:table-cell>
          <table:table-cell office:value-type="float" office:value="-0.007085" calcext:value-type="float">
            <text:p>-0.007085</text:p>
          </table:table-cell>
        </table:table-row>
        <table:table-row table:style-name="ro1">
          <table:table-cell office:value-type="float" office:value="5.552" calcext:value-type="float">
            <text:p>5.552</text:p>
          </table:table-cell>
          <table:table-cell office:value-type="float" office:value="0.002345" calcext:value-type="float">
            <text:p>0.002345</text:p>
          </table:table-cell>
        </table:table-row>
        <table:table-row table:style-name="ro1">
          <table:table-cell office:value-type="float" office:value="5.597" calcext:value-type="float">
            <text:p>5.597</text:p>
          </table:table-cell>
          <table:table-cell office:value-type="float" office:value="-0.003514" calcext:value-type="float">
            <text:p>-0.003514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001305" calcext:value-type="float">
            <text:p>0.001305</text:p>
          </table:table-cell>
        </table:table-row>
        <table:table-row table:style-name="ro1">
          <table:table-cell office:value-type="float" office:value="5.697" calcext:value-type="float">
            <text:p>5.697</text:p>
          </table:table-cell>
          <table:table-cell office:value-type="float" office:value="-0.007021" calcext:value-type="float">
            <text:p>-0.007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0:14:40.051735985</meta:creation-date>
    <dc:date>2023-04-11T10:15:00.389408985</dc:date>
    <meta:editing-duration>PT21S</meta:editing-duration>
    <meta:editing-cycles>1</meta:editing-cycles>
    <meta:document-statistic meta:table-count="1" meta:cell-count="140" meta:object-count="0"/>
    <meta:generator>LibreOffice/7.3.7.2$Linux_X86_64 LibreOffice_project/30$Build-2</meta:generator>
  </office:meta>
</office:document-meta>
</file>